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3.785cm"/>
    </style:style>
    <style:style style:name="co4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5.53cm"/>
    </style:style>
    <style:style style:name="co10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1.455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591cm"/>
    </style:style>
    <style:style style:name="co15" style:family="table-column">
      <style:table-column-properties fo:break-before="auto" style:column-width="3.704cm"/>
    </style:style>
    <style:style style:name="co16" style:family="table-column">
      <style:table-column-properties fo:break-before="auto" style:column-width="2.646cm"/>
    </style:style>
    <style:style style:name="co17" style:family="table-column">
      <style:table-column-properties fo:break-before="auto" style:column-width="3.514cm"/>
    </style:style>
    <style:style style:name="co18" style:family="table-column">
      <style:table-column-properties fo:break-before="auto" style:column-width="4.23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0107"/>
    <style:style style:name="ce9" style:family="table-cell" style:parent-style-name="Default" style:data-style-name="N10107">
      <style:text-properties fo:font-style="italic" style:font-style-asian="italic" style:font-style-complex="italic"/>
    </style:style>
    <style:style style:name="ce10" style:family="table-cell" style:parent-style-name="Default" style:data-style-name="N10107">
      <style:text-properties fo:color="#833c0c" fo:font-style="italic" style:font-style-asian="italic" style:font-style-complex="italic"/>
    </style:style>
    <style:style style:name="ce7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Passengers" table:style-name="ta1">
        <table:table-column table:style-name="co1" table:default-cell-style-name="ce24"/>
        <table:table-column table:style-name="co2" table:default-cell-style-name="ce25"/>
        <table:table-column table:style-name="co2" table:default-cell-style-name="ce24"/>
        <table:table-column table:style-name="co3" table:default-cell-style-name="ce24"/>
        <table:table-column table:style-name="co2" table:number-columns-repeated="4" table:default-cell-style-name="ce24"/>
        <table:table-column table:style-name="co4" table:default-cell-style-name="ce24"/>
        <table:table-column table:style-name="co2" table:number-columns-repeated="3" table:default-cell-style-name="ce24"/>
        <table:table-column table:style-name="co2" table:default-cell-style-name="ce27"/>
        <table:table-column table:style-name="co1" table:default-cell-style-name="ce25"/>
        <table:table-column table:style-name="co2" table:number-columns-repeated="1010" table:default-cell-style-name="ce24"/>
        <table:table-row table:style-name="ro1">
          <table:table-cell table:style-name="ce23" office:value-type="string" calcext:value-type="string">
            <text:p>PassengerId</text:p>
          </table:table-cell>
          <table:table-cell table:style-name="ce23" office:value-type="string" calcext:value-type="string">
            <text:p>Survival</text:p>
          </table:table-cell>
          <table:table-cell table:style-name="ce26" office:value-type="string" calcext:value-type="string">
            <text:p>Pclas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ex</text:p>
          </table:table-cell>
          <table:table-cell table:style-name="ce26" office:value-type="string" calcext:value-type="string">
            <text:p>Age</text:p>
          </table:table-cell>
          <table:table-cell table:style-name="ce26" office:value-type="string" calcext:value-type="string">
            <text:p>SibSp</text:p>
          </table:table-cell>
          <table:table-cell table:style-name="ce26" office:value-type="string" calcext:value-type="string">
            <text:p>Parch</text:p>
          </table:table-cell>
          <table:table-cell table:style-name="ce26" office:value-type="string" calcext:value-type="string">
            <text:p>Ticket</text:p>
          </table:table-cell>
          <table:table-cell table:style-name="ce26" office:value-type="string" calcext:value-type="string">
            <text:p>Fare</text:p>
          </table:table-cell>
          <table:table-cell table:style-name="ce26" office:value-type="string" calcext:value-type="string">
            <text:p>Cabin</text:p>
          </table:table-cell>
          <table:table-cell table:style-name="ce26" office:value-type="string" calcext:value-type="string">
            <text:p>Embarked</text:p>
          </table:table-cell>
          <table:table-cell table:style-name="ce23" office:value-type="string" calcext:value-type="string">
            <text:p>Domestic</text:p>
          </table:table-cell>
          <table:table-cell table:style-name="ce23" office:value-type="string" calcext:value-type="string">
            <text:p>LifeBoatId</text:p>
          </table:table-cell>
          <table:table-cell table:style-name="ce26" table:number-columns-repeated="101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9.4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7.8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8.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string" calcext:value-type="string">
            <text:p>22.5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string" calcext:value-type="string">
            <text:p>31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string" calcext:value-type="string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string" calcext:value-type="string">
            <text:p>49.50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string" calcext:value-type="string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string" calcext:value-type="string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string" calcext:value-type="string">
            <text:p>12.5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string" calcext:value-type="string">
            <text:p>25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string" calcext:value-type="string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4.01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string" calcext:value-type="string">
            <text:p>227.5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string" calcext:value-type="string">
            <text:p>7.72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string" calcext:value-type="string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7.04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string" calcext:value-type="string">
            <text:p>39.6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string" calcext:value-type="string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string" calcext:value-type="string">
            <text:p>7.283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string" calcext:value-type="string">
            <text:p>7.8208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string" calcext:value-type="string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string" calcext:value-type="string">
            <text:p>6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string" calcext:value-type="string">
            <text:p>27.44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47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47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string" calcext:value-type="string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string" calcext:value-type="string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vré, Mr. Paul Romai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string" calcext:value-type="string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string" calcext:value-type="string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string" calcext:value-type="string">
            <text:p>7.6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string" calcext:value-type="string">
            <text:p>8.158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string" calcext:value-type="string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string" calcext:value-type="string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string" calcext:value-type="string">
            <text:p>10.51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string" calcext:value-type="string">
            <text:p>10.170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string" calcext:value-type="string">
            <text:p>6.9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string" calcext:value-type="string">
            <text:p>3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string" calcext:value-type="string">
            <text:p>17.4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string" calcext:value-type="string">
            <text:p>17.4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string" calcext:value-type="string">
            <text:p>20.5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string" calcext:value-type="string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string" calcext:value-type="string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string" calcext:value-type="string">
            <text:p>12.4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string" calcext:value-type="string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string" calcext:value-type="string">
            <text:p>13.8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string" calcext:value-type="string">
            <text:p>13.8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string" calcext:value-type="string">
            <text:p>6.9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string" calcext:value-type="string">
            <text:p>12.4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string" calcext:value-type="string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string" calcext:value-type="string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string" calcext:value-type="string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string" calcext:value-type="string">
            <text:p>15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genheimer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string" calcext:value-type="string">
            <text:p>31.683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string" calcext:value-type="string">
            <text:p>6.9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string" calcext:value-type="string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string" calcext:value-type="string">
            <text:p>34.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string" calcext:value-type="string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ô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ö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ö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7.7417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string" calcext:value-type="string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string" calcext:value-type="string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string" calcext:value-type="string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string" calcext:value-type="string">
            <text:p>20.5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string" calcext:value-type="string">
            <text:p>20.5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string" calcext:value-type="string">
            <text:p>7.8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string" calcext:value-type="string">
            <text:p>20.5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string" calcext:value-type="string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string" calcext:value-type="string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string" calcext:value-type="string">
            <text:p>8.3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84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string" calcext:value-type="string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string" calcext:value-type="string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string" calcext:value-type="string">
            <text:p>14.108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string" calcext:value-type="string">
            <text:p>14.108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string" calcext:value-type="string">
            <text:p>42.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string" calcext:value-type="string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string" calcext:value-type="string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string" calcext:value-type="string">
            <text:p>6.8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string" calcext:value-type="string">
            <text:p>6.9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string" calcext:value-type="string">
            <text:p>6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ö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8.96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string" calcext:value-type="string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string" calcext:value-type="string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string" calcext:value-type="string">
            <text:p>12.2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string" calcext:value-type="string">
            <text:p>12.2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string" calcext:value-type="string">
            <text:p>6.4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string" calcext:value-type="string">
            <text:p>22.5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string" calcext:value-type="string">
            <text:p>30.69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string" calcext:value-type="string">
            <text:p>12.2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7.8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string" calcext:value-type="string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string" calcext:value-type="string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string" calcext:value-type="string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string" calcext:value-type="string">
            <text:p>8.11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8.6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9.8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9.8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string" calcext:value-type="string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string" calcext:value-type="string">
            <text:p>8.433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string" calcext:value-type="string">
            <text:p>7.520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string" calcext:value-type="string">
            <text:p>13.416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string" calcext:value-type="string">
            <text:p>13.416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string" calcext:value-type="string">
            <text:p>7.7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22.0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22.0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string" calcext:value-type="string">
            <text:p>22.0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string" calcext:value-type="string">
            <text:p>12.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string" calcext:value-type="string">
            <text:p>12.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9.5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string" calcext:value-type="string">
            <text:p>10.708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9.4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string" calcext:value-type="string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6.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string" calcext:value-type="string">
            <text:p>106.4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string" calcext:value-type="string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string" calcext:value-type="string">
            <text:p>15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string" calcext:value-type="string">
            <text:p>15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string" calcext:value-type="string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string" calcext:value-type="string">
            <text:p>7.579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string" calcext:value-type="string">
            <text:p>7.1417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string" calcext:value-type="string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string" calcext:value-type="string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string" calcext:value-type="string">
            <text:p>15.5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string" calcext:value-type="string">
            <text:p>7.73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é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string" calcext:value-type="string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string" calcext:value-type="string">
            <text:p>7.78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string" calcext:value-type="string">
            <text:p>8.0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string" calcext:value-type="string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string" calcext:value-type="string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string" calcext:value-type="string">
            <text:p>42.4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string" calcext:value-type="string">
            <text:p>8.4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string" calcext:value-type="string">
            <text:p>9.68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string" calcext:value-type="string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string" calcext:value-type="string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string" calcext:value-type="string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string" calcext:value-type="string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string" calcext:value-type="string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ä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string" calcext:value-type="string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string" calcext:value-type="string">
            <text:p>6.2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9.2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string" calcext:value-type="string">
            <text:p>3.170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string" calcext:value-type="string">
            <text:p>22.5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8.40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string" calcext:value-type="string">
            <text:p>7.3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9.2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string" calcext:value-type="string">
            <text:p>25.741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21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string" calcext:value-type="string">
            <text:p>8.6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string" calcext:value-type="string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string" calcext:value-type="string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string" calcext:value-type="string">
            <text:p>7.6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string" calcext:value-type="string">
            <text:p>13.862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string" calcext:value-type="string">
            <text:p>13.8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string" calcext:value-type="string">
            <text:p>21.0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8.71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string" calcext:value-type="string">
            <text:p>13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string" calcext:value-type="string">
            <text:p>13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string" calcext:value-type="string">
            <text:p>13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ñ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string" calcext:value-type="string">
            <text:p>15.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string" calcext:value-type="string">
            <text:p>8.1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string" calcext:value-type="string">
            <text:p>12.737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string" calcext:value-type="string">
            <text:p>15.0333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string" calcext:value-type="string">
            <text:p>8.1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string" calcext:value-type="string">
            <text:p>39.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string" calcext:value-type="string">
            <text:p>29.1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string" calcext:value-type="string">
            <text:p>15.04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string" calcext:value-type="string">
            <text:p>7.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string" calcext:value-type="string">
            <text:p>7.7208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string" calcext:value-type="string">
            <text:p>227.5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string" calcext:value-type="string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string" calcext:value-type="string">
            <text:p>79.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string" calcext:value-type="string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string" calcext:value-type="string">
            <text:p>7.7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string" calcext:value-type="string">
            <text:p>7.5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ä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9.3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ö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ö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ö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string" calcext:value-type="string">
            <text:p>7.72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string" calcext:value-type="string">
            <text:p>15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string" calcext:value-type="string">
            <text:p>7.7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é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ö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string" calcext:value-type="string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string" calcext:value-type="string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. Robert Douglas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string" calcext:value-type="string">
            <text:p>15.045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string" calcext:value-type="string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9.8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é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string" calcext:value-type="string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string" calcext:value-type="string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string" calcext:value-type="string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string" calcext:value-type="string">
            <text:p>7.7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9.2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string" calcext:value-type="string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8.516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6.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6.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8.5167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string" calcext:value-type="string">
            <text:p>79.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string" calcext:value-type="string">
            <text:p>7.9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ö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string" calcext:value-type="string">
            <text:p>12.6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9.8417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9.5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string" calcext:value-type="string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string" calcext:value-type="string">
            <text:p>15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string" calcext:value-type="string">
            <text:p>15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string" calcext:value-type="string">
            <text:p>12.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string" calcext:value-type="string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string" calcext:value-type="string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8.7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string" calcext:value-type="string">
            <text:p>61.3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string" calcext:value-type="string">
            <text:p>61.37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7.225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string" calcext:value-type="string">
            <text:p>7.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 table:number-rows-repeated="1047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feboats" table:style-name="ta1">
        <table:table-column table:style-name="co2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5" table:default-cell-style-name="ce24"/>
        <table:table-column table:style-name="co2" table:default-cell-style-name="ce24"/>
        <table:table-column table:style-name="co16" table:default-cell-style-name="ce24"/>
        <table:table-column table:style-name="co2" table:number-columns-repeated="4" table:default-cell-style-name="ce24"/>
        <table:table-column table:style-name="co17" table:default-cell-style-name="ce24"/>
        <table:table-column table:style-name="co18" table:default-cell-style-name="ce24"/>
        <table:table-column table:style-name="co2" table:number-columns-repeated="1011" table:default-cell-style-name="ce24"/>
        <table:table-row table:style-name="ro1">
          <table:table-cell table:style-name="ce28" office:value-type="string" calcext:value-type="string">
            <text:p>LifeBoatId</text:p>
          </table:table-cell>
          <table:table-cell table:style-name="ce28" office:value-type="string" calcext:value-type="string">
            <text:p>LifeBoatCat</text:p>
          </table:table-cell>
          <table:table-cell table:style-name="ce28" office:value-type="string" calcext:value-type="string">
            <text:p>Side</text:p>
          </table:table-cell>
          <table:table-cell table:style-name="ce28" office:value-type="string" calcext:value-type="string">
            <text:p>Position</text:p>
          </table:table-cell>
          <table:table-cell table:style-name="ce28" office:value-type="string" calcext:value-type="string">
            <text:p>Location</text:p>
          </table:table-cell>
          <table:table-cell table:style-name="ce28"/>
          <table:table-cell table:style-name="ce28" office:value-type="string" calcext:value-type="string">
            <text:p>LifeBoatCat</text:p>
          </table:table-cell>
          <table:table-cell table:style-name="ce28" office:value-type="string" calcext:value-type="string">
            <text:p>Structure</text:p>
          </table:table-cell>
          <table:table-cell table:style-name="ce28" office:value-type="string" calcext:value-type="string">
            <text:p>Places</text:p>
          </table:table-cell>
          <table:table-cell table:style-name="ce28"/>
          <table:table-cell table:style-name="ce28" office:value-type="string" calcext:value-type="string">
            <text:p>LifeBoatId</text:p>
          </table:table-cell>
          <table:table-cell table:style-name="ce28" office:value-type="string" calcext:value-type="string">
            <text:p>Launch_time</text:p>
          </table:table-cell>
          <table:table-cell table:style-name="ce28" office:value-type="string" calcext:value-type="string">
            <text:p>Recovery_time</text:p>
          </table:table-cell>
          <table:table-cell table:style-name="ce7" office:value-type="string" calcext:value-type="string">
            <text:p>Comment</text:p>
          </table:table-cell>
          <table:table-cell table:number-columns-repeated="4"/>
          <table:table-cell table:style-name="ce28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ours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asserelle navigation</text:p>
          </table:table-cell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bois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time" office:time-value="PT01H10M00S" calcext:value-type="time">
            <text:p>1:10:00 AM</text:p>
          </table:table-cell>
          <table:table-cell table:style-name="ce8" office:value-type="string" calcext:value-type="string">
            <text:p><text:s/>-</text:p>
          </table:table-cell>
          <table:table-cell table:style-name="ce7" office:value-type="string" calcext:value-type="string">
            <text:p>heure de prise en charge par le Carpahtia non trouvé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urs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asserelle navigation</text:p>
          </table:table-cell>
          <table:table-cell/>
          <table:table-cell office:value-type="string" calcext:value-type="string">
            <text:p>secours</text:p>
          </table:table-cell>
          <table:table-cell office:value-type="string" calcext:value-type="string">
            <text:p>boi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office:value-type="time" office:time-value="PT01H45M00S" calcext:value-type="time">
            <text:p>1:45:00 AM</text:p>
          </table:table-cell>
          <table:table-cell table:style-name="ce8" office:value-type="time" office:time-value="PT04H10M00S" calcext:value-type="time">
            <text:p>4:10:00 AM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/>
          <table:table-cell office:value-type="string" calcext:value-type="string">
            <text:p>radeau</text:p>
          </table:table-cell>
          <table:table-cell office:value-type="string" calcext:value-type="string">
            <text:p>bois et toil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office:value-type="time" office:time-value="PT01H05M00S" calcext:value-type="time">
            <text:p>1:05:00 AM</text:p>
          </table:table-cell>
          <table:table-cell table:style-name="ce8" office:value-type="time" office:time-value="PT07H30M00S" calcext:value-type="time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office:value-type="time" office:time-value="PT01H55M00S" calcext:value-type="time">
            <text:p>1:55:00 AM</text:p>
          </table:table-cell>
          <table:table-cell table:style-name="ce8" office:value-type="time" office:time-value="PT08H00M00S" calcext:value-type="time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8" office:value-type="time" office:time-value="PT01H55M00S" calcext:value-type="time">
            <text:p>1:55:00 AM</text:p>
          </table:table-cell>
          <table:table-cell table:style-name="ce8" office:value-type="time" office:time-value="PT06H00M00S" calcext:value-type="time">
            <text:p>6:00:00 A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8" office:value-type="time" office:time-value="PT01H55M00S" calcext:value-type="time">
            <text:p>1:55:00 AM</text:p>
          </table:table-cell>
          <table:table-cell table:style-name="ce8" office:value-type="time" office:time-value="PT08H00M00S" calcext:value-type="time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table:number-columns-repeated="3"/>
          <table:table-cell table:style-name="ce28"/>
          <table:table-cell/>
          <table:table-cell office:value-type="float" office:value="7" calcext:value-type="float">
            <text:p>7</text:p>
          </table:table-cell>
          <table:table-cell table:style-name="ce8" office:value-type="time" office:time-value="PT01H45M00S" calcext:value-type="time">
            <text:p>1:45:00 AM</text:p>
          </table:table-cell>
          <table:table-cell table:style-name="ce8" office:value-type="time" office:time-value="PT06H15M00S" calcext:value-type="time">
            <text:p>6:15:00 AM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table:style-name="ce28"/>
          <table:table-cell table:number-columns-repeated="3"/>
          <table:table-cell table:style-name="ce28"/>
          <table:table-cell office:value-type="float" office:value="8" calcext:value-type="float">
            <text:p>8</text:p>
          </table:table-cell>
          <table:table-cell table:style-name="ce8" office:value-type="time" office:time-value="PT01H10M00S" calcext:value-type="time">
            <text:p>1:10:00 AM</text:p>
          </table:table-cell>
          <table:table-cell table:style-name="ce8" office:value-type="time" office:time-value="PT07H30M00S" calcext:value-type="time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8" office:value-type="time" office:time-value="PT01H20M00S" calcext:value-type="time">
            <text:p>1:20:00 AM</text:p>
          </table:table-cell>
          <table:table-cell table:style-name="ce8" office:value-type="time" office:time-value="PT06H15M00S" calcext:value-type="time">
            <text:p>6:15:00 AM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" office:value-type="time" office:time-value="PT01H20M00S" calcext:value-type="time">
            <text:p>1:20:00 AM</text:p>
          </table:table-cell>
          <table:table-cell table:style-name="ce8" office:value-type="time" office:time-value="PT08H00M00S" calcext:value-type="time">
            <text:p>8:00:00 AM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8" office:value-type="time" office:time-value="PT01H25M00S" calcext:value-type="time">
            <text:p>1:25:00 AM</text:p>
          </table:table-cell>
          <table:table-cell table:style-name="ce8" office:value-type="time" office:time-value="PT07H00M00S" calcext:value-type="time">
            <text:p>7:00:00 AM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8" office:value-type="time" office:time-value="PT01H25M00S" calcext:value-type="time">
            <text:p>1:25:00 AM</text:p>
          </table:table-cell>
          <table:table-cell table:style-name="ce8" office:value-type="time" office:time-value="PT08H15M00S" calcext:value-type="time">
            <text:p>8:15:00 AM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8" office:value-type="time" office:time-value="PT01H35M00S" calcext:value-type="time">
            <text:p>1:35:00 AM</text:p>
          </table:table-cell>
          <table:table-cell table:style-name="ce8" office:value-type="time" office:time-value="PT06H30M00S" calcext:value-type="time">
            <text:p>6:30:00 AM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8" office:value-type="time" office:time-value="PT01H30M00S" calcext:value-type="time">
            <text:p>1:30:00 AM</text:p>
          </table:table-cell>
          <table:table-cell table:style-name="ce8" office:value-type="time" office:time-value="PT07H15M00S" calcext:value-type="time">
            <text:p>7:15:00 AM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" office:value-type="time" office:time-value="PT01H35M00S" calcext:value-type="time">
            <text:p>1:35:00 AM</text:p>
          </table:table-cell>
          <table:table-cell table:style-name="ce8" office:value-type="time" office:time-value="PT07H30M00S" calcext:value-type="time">
            <text:p>7:30:00 AM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rrière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8" office:value-type="time" office:time-value="PT01H35M00S" calcext:value-type="time">
            <text:p>1:35:00 AM</text:p>
          </table:table-cell>
          <table:table-cell table:style-name="ce8" office:value-type="time" office:time-value="PT06H45M00S" calcext:value-type="time">
            <text:p>6:45:00 AM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A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toit quartier officiers</text:p>
          </table:table-cell>
          <table:table-cell table:number-columns-repeated="5"/>
          <table:table-cell table:style-name="ce25" office:value-type="string" calcext:value-type="string">
            <text:p>A</text:p>
          </table:table-cell>
          <table:table-cell table:style-name="ce9" office:value-type="time" office:time-value="PT02H15M00S" calcext:value-type="time">
            <text:p>2:15:00 AM</text:p>
          </table:table-cell>
          <table:table-cell table:style-name="ce8" office:value-type="string" calcext:value-type="string">
            <text:p><text:s/>-</text:p>
          </table:table-cell>
          <table:table-cell table:style-name="ce7" office:value-type="string" calcext:value-type="string">
            <text:p>dérive, sauvetage certains passager par canot 14, non récupéré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B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ba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toit quartier officiers</text:p>
          </table:table-cell>
          <table:table-cell table:number-columns-repeated="5"/>
          <table:table-cell table:style-name="ce25" office:value-type="string" calcext:value-type="string">
            <text:p>B</text:p>
          </table:table-cell>
          <table:table-cell table:style-name="ce10" office:value-type="time" office:time-value="PT02H15M00S" calcext:value-type="time">
            <text:p>2:15:00 AM</text:p>
          </table:table-cell>
          <table:table-cell table:style-name="ce8" office:value-type="string" calcext:value-type="string">
            <text:p><text:s/>- </text:p>
          </table:table-cell>
          <table:table-cell table:style-name="ce7" office:value-type="string" calcext:value-type="string">
            <text:p>s'est retourné, sauvetage certains passagers par canots 4 et 12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C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tribord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table:style-name="ce25" office:value-type="string" calcext:value-type="string">
            <text:p>C</text:p>
          </table:table-cell>
          <table:table-cell table:style-name="ce10" office:value-type="time" office:time-value="PT01H40M00S" calcext:value-type="time">
            <text:p>1:40:00 AM</text:p>
          </table:table-cell>
          <table:table-cell table:style-name="ce8" office:value-type="time" office:time-value="PT05H45M00S" calcext:value-type="time">
            <text:p>5:45:00 AM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D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babord</text:p>
          </table:table-cell>
          <table:table-cell table:style-name="ce28" office:value-type="string" calcext:value-type="string">
            <text:p>avant</text:p>
          </table:table-cell>
          <table:table-cell office:value-type="string" calcext:value-type="string">
            <text:p>pont</text:p>
          </table:table-cell>
          <table:table-cell table:number-columns-repeated="5"/>
          <table:table-cell table:style-name="ce25" office:value-type="string" calcext:value-type="string">
            <text:p>D</text:p>
          </table:table-cell>
          <table:table-cell table:style-name="ce8" office:value-type="time" office:time-value="PT02H05M00S" calcext:value-type="time">
            <text:p>2:05:00 AM</text:p>
          </table:table-cell>
          <table:table-cell table:style-name="ce8" office:value-type="time" office:time-value="PT07H15M00S" calcext:value-type="time">
            <text:p>7:15:00 A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8"/>
          <table:table-cell table:style-name="ce28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estics" table:style-name="ta2"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3" table:default-cell-style-name="ce24"/>
        <table:table-column table:style-name="co2" table:number-columns-repeated="1018" table:default-cell-style-name="ce24"/>
        <table:table-row table:style-name="ro2">
          <table:table-cell table:style-name="ce23" office:value-type="string" calcext:value-type="string">
            <text:p>PassengerId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Role</text:p>
          </table:table-cell>
          <table:table-cell table:style-name="ce33" office:value-type="string" calcext:value-type="string">
            <text:p>serving</text:p>
          </table:table-cell>
          <table:table-cell table:style-name="ce23" office:value-type="string" calcext:value-type="string">
            <text:p>PassengerId</text:p>
          </table:table-cell>
          <table:table-cell table:style-name="ce23" office:value-type="string" calcext:value-type="string">
            <text:p>Name</text:p>
          </table:table-cell>
          <table:table-cell table:style-name="ce28" table:number-columns-repeated="1018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Cleaver, Miss. Alice</text:p>
          </table:table-cell>
          <table:table-cell table:style-name="ce25" office:value-type="string" calcext:value-type="string">
            <text:p>nurs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llison, Master. Hudson Trevor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Swane, Mr. George</text:p>
          </table:table-cell>
          <table:table-cell table:style-name="ce25" office:value-type="string" calcext:value-type="string">
            <text:p>chauffeur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Allison, Mr. Hudson Joshua Creighton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Brown, Miss. Amelia "Mildred"</text:p>
          </table:table-cell>
          <table:table-cell table:style-name="ce25" office:value-type="string" calcext:value-type="string">
            <text:p>cuisinièr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llison, Mrs. Hudson J C (Bessie Waldo Daniels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Daniels, Miss. Sarah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llison, Mrs. Hudson J C (Bessie Waldo Daniels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Robbins, Mr. Victor</text:p>
          </table:table-cell>
          <table:table-cell table:style-name="ce25" office:value-type="string" calcext:value-type="string">
            <text:p>vale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stor, Col. John Jacob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Bidois, Miss. Rosali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stor, Mrs. John Jacob (Madeleine Talmadge Force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Endres, Miss. Caroline Louise</text:p>
          </table:table-cell>
          <table:table-cell table:style-name="ce25" office:value-type="string" calcext:value-type="string">
            <text:p>infirmièr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stor, Mrs. John Jacob (Madeleine Talmadge Force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Sägesser, Mlle. Emm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ubart, Mme. Leontine Pauline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Bazzani, Miss. Albin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Bucknell, Mrs. William Robert (Emma Eliza Ward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Lesurer, Mr. Gustave J</text:p>
          </table:table-cell>
          <table:table-cell table:style-name="ce25" office:value-type="string" calcext:value-type="string">
            <text:p>vale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rdeza, Mr. Thomas Drake Martinez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Ward, Miss. Ann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Cardeza, Mrs. James Warburton Martinez (Charlotte Wardle Drake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Aldworth, Mr. Charles Augustus</text:p>
          </table:table-cell>
          <table:table-cell table:style-name="ce25" office:value-type="string" calcext:value-type="string">
            <text:p>chauffeur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Carter, Mr. William Ernest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Serepeca, Miss. August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Carter, Mrs. William Ernest (Lucile Polk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Barber, Miss. Ellen "Nellie"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avendish, Mrs. Tyrell William (Julia Florence Siegel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LeRoy, Miss. Berth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Douglas, Mrs. Walter Donald (Mahala Dutton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Francatelli, Miss. Laura Mabel</text:p>
          </table:table-cell>
          <table:table-cell table:style-name="ce25" office:value-type="string" calcext:value-type="string">
            <text:p>domestiqu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uff Gordon, Lady. (Lucille Christiana Sutherland) ("Mrs Morgan"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Shute, Miss. Elizabeth W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Graham, Miss. Margaret Edith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Giglio, Mr. Victor</text:p>
          </table:table-cell>
          <table:table-cell table:style-name="ce25" office:value-type="string" calcext:value-type="string">
            <text:p>vale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Guggenheim, Mr. Benjamin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Pernot, Mr. Rene</text:p>
          </table:table-cell>
          <table:table-cell table:style-name="ce25" office:value-type="string" calcext:value-type="string">
            <text:p>chauffeur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Guggenheim, Mr. Benjamin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Hassab, Mr. Hammad</text:p>
          </table:table-cell>
          <table:table-cell table:style-name="ce25" office:value-type="string" calcext:value-type="string">
            <text:p>guide-interprè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Harper, Mr. Henry Sleeper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Payne, Mr. Vivian Ponsonby</text:p>
          </table:table-cell>
          <table:table-cell table:style-name="ce25" office:value-type="string" calcext:value-type="string">
            <text:p>assistan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ays, Mr. Charles Melville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Perreault, Miss. Ann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Hays, Mrs. Charles Melville (Clara Jennings Gregg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Fry, Mr. Richard</text:p>
          </table:table-cell>
          <table:table-cell table:style-name="ce25" office:value-type="string" calcext:value-type="string">
            <text:p>vale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Ismay, Mr. Joseph Bruce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arrison, Mr. William</text:p>
          </table:table-cell>
          <table:table-cell table:style-name="ce25" office:value-type="string" calcext:value-type="string">
            <text:p>secrétair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Ismay, Mr. Joseph Bruce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Harrington, Mr. Charles H</text:p>
          </table:table-cell>
          <table:table-cell table:style-name="ce25" office:value-type="string" calcext:value-type="string">
            <text:p>vale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Moore, Mr. Clarence Bloomfield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Oliva y Ocana, Dona. Fermin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eñasco y Castellana, Mrs. Victor de Satode (Maria Josefa Perez de Soto y Vallejo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Kreuchen, Miss. Emili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Robert, Mrs. Edward Scott (Elisabeth Walton McMillan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Maioni, Miss. Robert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othes, the Countess. of (Lucy Noel Martha Dyer-Edwards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Bowen, Miss. Grace Scott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Ryerson, Master. John Borie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Chaudanson, Miss. Victorin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Ryerson, Mr. Arthur Larned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Burns, Miss. Elizabeth Margaret</text:p>
          </table:table-cell>
          <table:table-cell table:style-name="ce25" office:value-type="string" calcext:value-type="string">
            <text:p>nurs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Spedden, Mr. Robert Douglas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Wilson, Miss. Helen Alic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edden, Mrs. Frederic Oakley (Margaretta Corning Stone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Lurette, Miss. Elis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ncer, Mrs. William Augustus (Marie Eugenie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card, Miss. Ameli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tone, Mrs. George Nelson (Martha Evelyn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Bird, Miss. Ellen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traus, Mrs. Isidor (Rosalie Ida Blun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Fleming, Miss. Margaret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Thayer, Mrs. John Borland (Marian Longstreth Morris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Bissette, Miss. Amelia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White, Mrs. John Stuart (Ella Holmes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Ringhini, Mr. Sante</text:p>
          </table:table-cell>
          <table:table-cell table:style-name="ce25" office:value-type="string" calcext:value-type="string">
            <text:p>vale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White, Mrs. John Stuart (Ella Holmes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Keeping, Mr. Edwin</text:p>
          </table:table-cell>
          <table:table-cell table:style-name="ce25" office:value-type="string" calcext:value-type="string">
            <text:p>valet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Widener, Mr. George Dunton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Geiger, Miss. Amalie</text:p>
          </table:table-cell>
          <table:table-cell table:style-name="ce25" office:value-type="string" calcext:value-type="string">
            <text:p>gouvernante</text:p>
          </table:table-cell>
          <table:table-cell table:style-name="ce34" office:value-type="string" calcext:value-type="string">
            <text:p>&gt;&gt;&gt;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idener, Mrs. George Dunton (Eleanor Elkins)</text:p>
          </table:table-cell>
          <table:table-cell/>
          <table:table-cell table:style-name="ce35"/>
          <table:table-cell table:style-name="ce25"/>
          <table:table-cell table:number-columns-repeated="101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assengers.A2:Passengers.N13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10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_32_0_a0__25__20_-_20_Accent1" style:display-name="20 % - Accent1" style:family="table-cell" style:parent-style-name="Default" style:data-style-name="N0">
      <style:table-cell-properties fo:background-color="#d9e1f2"/>
    </style:style>
    <style:style style:name="_32_0_a0__25__20_-_20_Accent2" style:display-name="20 % - Accent2" style:family="table-cell" style:parent-style-name="Default" style:data-style-name="N0">
      <style:table-cell-properties fo:background-color="#fce4d6"/>
    </style:style>
    <style:style style:name="_32_0_a0__25__20_-_20_Accent3" style:display-name="20 % - Accent3" style:family="table-cell" style:parent-style-name="Default" style:data-style-name="N0">
      <style:table-cell-properties fo:background-color="#ededed"/>
    </style:style>
    <style:style style:name="_32_0_a0__25__20_-_20_Accent4" style:display-name="20 % - Accent4" style:family="table-cell" style:parent-style-name="Default" style:data-style-name="N0">
      <style:table-cell-properties fo:background-color="#fff2cc"/>
    </style:style>
    <style:style style:name="_32_0_a0__25__20_-_20_Accent5" style:display-name="20 % - Accent5" style:family="table-cell" style:parent-style-name="Default" style:data-style-name="N0">
      <style:table-cell-properties fo:background-color="#ddebf7"/>
    </style:style>
    <style:style style:name="_32_0_a0__25__20_-_20_Accent6" style:display-name="20 % - Accent6" style:family="table-cell" style:parent-style-name="Default" style:data-style-name="N0">
      <style:table-cell-properties fo:background-color="#e2efda"/>
    </style:style>
    <style:style style:name="_34_0_a0__25__20_-_20_Accent1" style:display-name="40 % - Accent1" style:family="table-cell" style:parent-style-name="Default" style:data-style-name="N0">
      <style:table-cell-properties fo:background-color="#b4c6e7"/>
    </style:style>
    <style:style style:name="_34_0_a0__25__20_-_20_Accent2" style:display-name="40 % - Accent2" style:family="table-cell" style:parent-style-name="Default" style:data-style-name="N0">
      <style:table-cell-properties fo:background-color="#f8cbad"/>
    </style:style>
    <style:style style:name="_34_0_a0__25__20_-_20_Accent3" style:display-name="40 % - Accent3" style:family="table-cell" style:parent-style-name="Default" style:data-style-name="N0">
      <style:table-cell-properties fo:background-color="#dbdbdb"/>
    </style:style>
    <style:style style:name="_34_0_a0__25__20_-_20_Accent4" style:display-name="40 % - Accent4" style:family="table-cell" style:parent-style-name="Default" style:data-style-name="N0">
      <style:table-cell-properties fo:background-color="#ffe699"/>
    </style:style>
    <style:style style:name="_34_0_a0__25__20_-_20_Accent5" style:display-name="40 % - Accent5" style:family="table-cell" style:parent-style-name="Default" style:data-style-name="N0">
      <style:table-cell-properties fo:background-color="#bdd7ee"/>
    </style:style>
    <style:style style:name="_34_0_a0__25__20_-_20_Accent6" style:display-name="40 % - Accent6" style:family="table-cell" style:parent-style-name="Default" style:data-style-name="N0">
      <style:table-cell-properties fo:background-color="#c6e0b4"/>
    </style:style>
    <style:style style:name="_36_0_a0__25__20_-_20_Accent1" style:display-name="60 % - Accent1" style:family="table-cell" style:parent-style-name="Default" style:data-style-name="N0">
      <style:table-cell-properties fo:background-color="#8ea9db"/>
    </style:style>
    <style:style style:name="_36_0_a0__25__20_-_20_Accent2" style:display-name="60 % - Accent2" style:family="table-cell" style:parent-style-name="Default" style:data-style-name="N0">
      <style:table-cell-properties fo:background-color="#f4b084"/>
    </style:style>
    <style:style style:name="_36_0_a0__25__20_-_20_Accent3" style:display-name="60 % - Accent3" style:family="table-cell" style:parent-style-name="Default" style:data-style-name="N0">
      <style:table-cell-properties fo:background-color="#c9c9c9"/>
    </style:style>
    <style:style style:name="_36_0_a0__25__20_-_20_Accent4" style:display-name="60 % - Accent4" style:family="table-cell" style:parent-style-name="Default" style:data-style-name="N0">
      <style:table-cell-properties fo:background-color="#ffd966"/>
    </style:style>
    <style:style style:name="_36_0_a0__25__20_-_20_Accent5" style:display-name="60 % - Accent5" style:family="table-cell" style:parent-style-name="Default" style:data-style-name="N0">
      <style:table-cell-properties fo:background-color="#9bc2e6"/>
    </style:style>
    <style:style style:name="_36_0_a0__25__20_-_20_Accent6" style:display-name="60 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1.11pt double #ff8001" style:border-line-width-bottom="0.002cm 0.035cm 0.002cm" fo:border-left="none" fo:border-right="none" fo:border-top="none"/>
      <style:text-properties fo:color="#fa7d00"/>
    </style:style>
    <style:style style:name="Entré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57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itre_a0_1" style:display-name="Titre 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1.11pt double #4472c4" style:border-line-width-bottom="0.002cm 0.035cm 0.002cm" fo:border-left="none" fo:border-right="none" fo:border-top="0.06pt solid #4472c4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1.11pt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lejeunea</meta:initial-creator>
    <meta:creation-date>2022-11-30T19:50:54Z</meta:creation-date>
    <dc:date>2023-12-05T17:30:56.806257527</dc:date>
    <meta:editing-duration>PT1M4S</meta:editing-duration>
    <meta:editing-cycles>1</meta:editing-cycles>
    <meta:document-statistic meta:table-count="3" meta:cell-count="15402" meta:object-count="0"/>
  </office:meta>
</office:document-meta>
</file>